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2000001B3773353C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  <style:text-properties fo:font-family="'Bitstream Vera Sans'" style:font-family-generic="swiss" style:font-pitch="variable" fo:font-size="18pt"/>
    </style:style>
    <style:style style:name="P2" style:family="paragraph">
      <style:paragraph-properties fo:text-align="center"/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P3" style:family="paragraph">
      <style:paragraph-properties fo:text-align="justify"/>
      <style:text-properties fo:font-family="'Bitstream Vera Sans'" style:font-style-name="Roman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Bitstream Vera Sans'" style:font-style-name="Roman" style:font-family-generic="swiss" style:font-pitch="variable" fo:font-size="18pt" style:font-size-asian="18pt" style:font-size-complex="18pt"/>
    </style:style>
    <style:style style:name="P5" style:family="paragraph">
      <style:text-properties fo:font-family="'Bitstream Vera Sans'" style:font-family-generic="swiss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Bitstream Vera Sans'" style:font-family-generic="swiss" style:font-pitch="variable" fo:font-size="20pt" style:font-size-asian="20pt" style:font-size-complex="20pt"/>
    </style:style>
    <style:style style:name="T1" style:family="text">
      <style:text-properties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3.81cm" svg:x="0.1cm" svg:y="-0.065cm">
          <text:p text:style-name="P1"><text:span text:style-name="T1">MC514 – Lab 3</text:span></text:p>
          <text:p text:style-name="P1"><text:span text:style-name="T1">Sushi Bar</text:span></text:p>
          <text:p text:style-name="P1"><text:span text:style-name="T2"/></text:p>
          <text:p text:style-name="P1"><text:span text:style-name="T3">Raphael Kubo da Costa</text:span></text:p>
        </draw:rect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28cm" svg:height="3.81cm" svg:x="0.1cm" svg:y="-0.065cm">
          <text:p text:style-name="P2"><text:span text:style-name="T1">O problema</text:span></text:p>
        </draw:rect>
        <draw:rect draw:style-name="gr3" draw:text-style-name="P4" draw:layer="layout" svg:width="25.4cm" svg:height="5.525cm" svg:x="1.27cm" svg:y="14.605cm">
          <text:list text:style-name="L2">
            <text:list-item>
              <text:p text:style-name="P3"><text:s/>Not remotely classical...</text:p>
              <text:p text:style-name="P3"/>
            </text:list-item>
            <text:list-item>
              <text:p text:style-name="P3"><text:s/>Um <text:span text:style-name="T4">sushi bar</text:span><text:span text:style-name="T5"> tem 5 lugares. Se você chega enquanto tem um lugar vazio,</text:span></text:p>
              <text:p text:style-name="P3"><text:span text:style-name="T5"><text:s/></text:span><text:span text:style-name="T5">você pode se sentar.</text:span></text:p>
            </text:list-item>
            <text:list-item>
              <text:p text:style-name="P3"><text:span text:style-name="T5"><text:s/></text:span><text:span text:style-name="T5">Se os 5 lugares estiverem ocupados, as pessoas estão comendo juntas.</text:span></text:p>
              <text:p text:style-name="P3"><text:span text:style-name="T5"><text:s/></text:span><text:span text:style-name="T5">Você precisa esperar todos se levantarem para sentar.</text:span></text:p>
            </text:list-item>
          </text:list>
        </draw:rect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2" draw:text-style-name="P5" draw:layer="layout" svg:width="25.199cm" svg:height="3.507cm" svg:x="1.4cm" svg:y="0.837cm" presentation:class="title">
          <draw:text-box>
            <text:p text:style-name="P5"><text:span text:style-name="T6">Imagens</text:span></text:p>
          </draw:text-box>
        </draw:frame>
        <draw:frame presentation:style-name="pr3" draw:text-style-name="P7" draw:layer="layout" svg:width="25.199cm" svg:height="13.86cm" svg:x="1.4cm" svg:y="4.914cm" presentation:class="subtitle">
          <draw:text-box>
            <text:p text:style-name="P6"><text:span text:style-name="T7">Bunny-shaped Sushi: http://www.flickr.com/photos/barron/3437527445/</text:span></text:p>
            <text:p text:style-name="P6"><text:span text:style-name="T7"/></text:p>
            <text:p text:style-name="P6"><text:span text:style-name="T7">Sushi USB Memory: http://www.flickr.com/photos/joi/1066586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212000001B3773353C3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phael Kubo da Costa</meta:initial-creator>
    <meta:creation-date>2009-05-26T02:09:34</meta:creation-date>
    <meta:editing-duration>PT00H23M26S</meta:editing-duration>
    <meta:editing-cycles>7</meta:editing-cycles>
    <dc:date>2009-05-26T02:32:54</dc:date>
    <dc:creator>Raphael Kubo da Costa</dc:creator>
    <meta:generator>OpenOffice.org/3.1$Linux OpenOffice.org_project/310m11$Build-9399</meta:generator>
    <meta:document-statistic meta:object-count="32"/>
  </office:meta>
</office:document-meta>
</file>